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fo:font-weight="normal" officeooo:rsid="0016a2db" officeooo:paragraph-rsid="0016a2db" style:font-size-asian="12pt" style:font-weight-asian="normal" style:font-size-complex="12pt" style:font-weight-complex="normal"/>
    </style:style>
    <style:style style:name="T1" style:family="text">
      <style:text-properties officeooo:rsid="0016a2db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8 – </text:span><text:span text:style-name="T2">EDITOR DE TEXTOS VI 09 – INSERINDO CARACTERES ESPECIAIS</text:span></text:h>
      <text:p text:style-name="P3"><text:span text:style-name="T2"/></text:p>
      <text:p text:style-name="P4">*** <text:span text:style-name="T1">CARACTERES ESPECIAIS </text:span>***</text:p>
      <text:p text:style-name="P5">Usando caracteres especiais:</text:p>
      <text:p text:style-name="P5">Digite :digraphs para ver uma tabela de caracteres especiais.</text:p>
      <text:p text:style-name="P5">Para inserir um dos caracteres especiais, entre no modo de inserção, posicione o cursos no local desejado e pressione a seguinte sequência de teclas:</text:p>
      <text:p text:style-name="P5">Ctrl + K</text:p>
      <text:p text:style-name="P5">Código dos caracteres lido na tabela anterior</text:p>
      <text:p text:style-name="P5">Exemplo: símbolo de copyright:</text:p>
      <text:p text:style-name="P5">Ctrl + K</text:p>
      <text:p text:style-name="P5">Co 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0:26:49.527953422</meta:creation-date>
    <dc:date>2020-05-03T20:46:44.192955903</dc:date>
    <meta:editing-duration>PT9M33S</meta:editing-duration>
    <meta:editing-cycles>1</meta:editing-cycles>
    <meta:document-statistic meta:table-count="0" meta:image-count="0" meta:object-count="0" meta:page-count="1" meta:paragraph-count="10" meta:word-count="67" meta:character-count="420" meta:non-whitespace-character-count="360"/>
    <meta:generator>LibreOffice/6.3.5.2$Linux_X86_64 LibreOffice_project/30$Build-2</meta:generator>
  </office:meta>
</office:document-meta>
</file>